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9000001845AE134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swiss"/>
    <style:font-face style:name="Verdana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2" svg:font-family="Verdana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4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2e3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_20_layout_20_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pr6" style:family="presentation" style:parent-style-name="Title_20_and_20_Content_20_layout_20_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_20_layout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8" style:family="presentation" style:parent-style-name="Title_20_and_20_Content_20_layout_20_1-notes">
      <style:graphic-properties draw:fill-color="#ffffff" fo:min-height="11.43cm"/>
    </style:style>
    <style:style style:name="pr9" style:family="presentation" style:parent-style-name="Title_20_and_20_Content_20_layout_20_1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0" style:family="presentation" style:parent-style-name="Title_20_and_20_Content_20_layout_20_1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1" style:family="presentation" style:parent-style-name="Title_20_and_20_Content_20_layout_20_1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2" style:family="presentation" style:parent-style-name="Title_20_and_20_Content_20_layout_20_1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3" style:family="presentation" style:parent-style-name="Title_20_and_20_Content_20_layout_20_1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4" style:family="presentation" style:parent-style-name="Title_20_and_20_Content_20_layout_20_1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5" style:family="presentation" style:parent-style-name="Thank_20_You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pr16" style:family="presentation" style:parent-style-name="Thank_20_You_20_Slide-subtitle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hank_20_You_20_Slide-notes">
      <style:graphic-properties draw:fill-color="#ffffff" fo:min-height="11.43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3" style:family="paragraph">
      <style:text-properties fo:font-size="20pt"/>
    </style:style>
    <style:style style:name="P14" style:family="paragraph">
      <style:paragraph-properties fo:text-align="start" style:font-independent-line-spacing="true"/>
      <style:text-properties fo:font-size="40pt"/>
    </style:style>
    <style:style style:name="P15" style:family="paragraph"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Verdana4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" style:family="text">
      <style:text-properties fo:font-variant="normal" fo:text-transform="none" fo:color="#2dccd3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Verdana4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3" style:family="text">
      <style:text-properties fo:font-variant="normal" fo:text-transform="none" fo:color="#002e3c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3d3935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Verdana4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6" style:family="text">
      <style:text-properties fo:text-transform="uppercase" fo:color="#ffffff" style:text-line-through-style="none" style:text-line-through-type="none" style:text-position="0% 100%" style:font-name="Verdana1" fo:font-size="40pt" fo:letter-spacing="normal" fo:font-style="normal" style:text-underline-style="none" fo:font-weight="normal" style:font-name-asian="Verdana4" style:font-size-asian="40pt" style:font-style-asian="normal" style:font-weight-asian="normal" style:font-name-complex="Verdana1" style:font-size-complex="4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Verdana1" fo:font-size="20pt" fo:letter-spacing="normal" fo:font-style="normal" style:text-underline-style="none" fo:font-weight="bold" style:font-name-asian="Verdana4" style:font-size-asian="20pt" style:font-style-asian="normal" style:font-weight-asian="bold" style:font-name-complex="Verdana1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35205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35205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d39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AutoShape 19" draw:style-name="gr1" draw:text-style-name="P1" draw:layer="layout" svg:width="0.343cm" svg:height="0.343cm" svg:x="8.899cm" svg:y="2.5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" presentation:style-name="pr1" draw:text-style-name="P3" draw:layer="layout" svg:width="21.589cm" svg:height="4.082cm" svg:x="1.292cm" svg:y="3.524cm" presentation:class="title" presentation:user-transformed="true">
          <draw:text-box>
            <text:p text:style-name="P2"><text:span text:style-name="T1">Data acquisition and management</text:span></text:p>
          </draw:text-box>
        </draw:frame>
        <draw:frame draw:name="Subtitle 4" presentation:style-name="pr2" draw:text-style-name="P5" draw:layer="layout" svg:width="17.701cm" svg:height="2.467cm" svg:x="1.299cm" svg:y="8.257cm" presentation:class="subtitle" presentation:user-transformed="true">
          <draw:text-box>
            <text:p text:style-name="P4"><text:span text:style-name="T2">High Resolution Plant Phenomics Centre</text:span></text:p>
          </draw:text-box>
        </draw:frame>
        <draw:custom-shape draw:name="Subtitle 4" draw:style-name="gr2" draw:text-style-name="P5" draw:layer="layout" svg:width="13.177cm" svg:height="2.433cm" svg:x="1.722cm" svg:y="15.726cm">
          <text:p text:style-name="P6"><text:span text:style-name="T3">Dr Peter Ansell</text:span></text:p>
          <text:p text:style-name="P6"><text:span text:style-name="T3">17 June 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Example of slide layout 1 (32pt)" draw:style-name="dp3" draw:master-page-name="Title_20_and_20_Content_20_layout_20_1" presentation:presentation-page-layout-name="AL2T11">
        <draw:frame draw:name="Title 1" presentation:style-name="pr5" draw:text-style-name="P3" draw:layer="layout" svg:width="22.859cm" svg:height="1.96cm" svg:x="1.27cm" svg:y="0.763cm" presentation:class="title" presentation:user-transformed="true">
          <draw:text-box>
            <text:p text:style-name="P2"><text:span text:style-name="T1">Data acquisition</text:span></text:p>
          </draw:text-box>
        </draw:frame>
        <draw:frame draw:name="Content Placeholder 5" presentation:style-name="pr6" draw:text-style-name="P5" draw:layer="layout" svg:width="22.859cm" svg:height="13.801cm" svg:x="1.27cm" svg:y="3.524cm" presentation:class="outline" presentation:user-transformed="true">
          <draw:text-box>
            <text:list text:style-name="L5">
              <text:list-item>
                <text:p>Experimental layouts determined before experiment begin</text:p>
              </text:list-item>
              <text:list-item>
                <text:p>Layout uploaded to machine databases</text:p>
              </text:list-item>
              <text:list-item>
                <text:p>Images and other measurements collected regularly using PlantScan, TrayScan, CabScan, Cropatron, etc.</text:p>
              </text:list-item>
            </text:list>
          </draw:text-box>
        </draw:frame>
        <draw:frame draw:name="Footer Placeholder 3" presentation:style-name="pr7" draw:text-style-name="P10" draw:layer="layout" svg:width="19.799cm" svg:height="0.495cm" svg:x="1.299cm" svg:y="18.467cm" presentation:class="footer" presentation:user-transformed="true">
          <draw:text-box>
            <text:p text:style-name="P9"><text:span text:style-name="T5">Presentation Title</text:span></text:p>
          </draw:text-box>
        </draw:frame>
        <draw:frame draw:name="Slide Number Placeholder 4" presentation:style-name="pr7" draw:text-style-name="P10" draw:layer="layout" svg:width="1.399cm" svg:height="0.495cm" svg:x="22.299cm" svg:y="18.467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_20_layout_20_1" presentation:presentation-page-layout-name="AL2T11">
        <draw:frame draw:name="Title 1" presentation:style-name="pr5" draw:text-style-name="P3" draw:layer="layout" svg:width="22.859cm" svg:height="1.96cm" svg:x="1.27cm" svg:y="0.763cm" presentation:class="title" presentation:user-transformed="true">
          <draw:text-box>
            <text:p text:style-name="P2"><text:span text:style-name="T1">Data management</text:span></text:p>
          </draw:text-box>
        </draw:frame>
        <draw:frame draw:name="Content Placeholder 5" presentation:style-name="pr6" draw:text-style-name="P5" draw:layer="layout" svg:width="22.859cm" svg:height="13.801cm" svg:x="1.27cm" svg:y="3.524cm" presentation:class="outline" presentation:user-transformed="true">
          <draw:text-box>
            <text:list text:style-name="L5">
              <text:list-item>
                <text:p>Images are batched up and sent to the CSIRO Datastore</text:p>
              </text:list-item>
              <text:list-item>
                <text:p>CSIRO Datastore is backed up to a long term tape library</text:p>
              </text:list-item>
            </text:list>
          </draw:text-box>
        </draw:frame>
        <draw:frame draw:name="Footer Placeholder 3" presentation:style-name="pr9" draw:text-style-name="P12" draw:layer="layout" svg:width="19.799cm" svg:height="0.495cm" svg:x="1.299cm" svg:y="18.467cm" presentation:class="footer" presentation:user-transformed="true">
          <draw:text-box>
            <text:p text:style-name="P11"><text:span text:style-name="T5">Presentation Title</text:span></text:p>
          </draw:text-box>
        </draw:frame>
        <draw:frame draw:name="Slide Number Placeholder 4" presentation:style-name="pr10" draw:text-style-name="P12" draw:layer="layout" svg:width="1.399cm" svg:height="0.495cm" svg:x="22.299cm" svg:y="18.46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3" presentation:class="page"/>
          <draw:frame presentation:style-name="pr8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_20_layout_20_1" presentation:presentation-page-layout-name="AL2T11">
        <draw:frame draw:name="Title 1" presentation:style-name="pr5" draw:text-style-name="P3" draw:layer="layout" svg:width="22.859cm" svg:height="1.96cm" svg:x="1.27cm" svg:y="0.763cm" presentation:class="title" presentation:user-transformed="true">
          <draw:text-box>
            <text:p text:style-name="P2"><text:span text:style-name="T1">Data processing</text:span></text:p>
          </draw:text-box>
        </draw:frame>
        <draw:frame draw:name="Content Placeholder 5" presentation:style-name="pr6" draw:text-style-name="P5" draw:layer="layout" svg:width="22.859cm" svg:height="13.801cm" svg:x="1.27cm" svg:y="3.524cm" presentation:class="outline" presentation:user-transformed="true">
          <draw:text-box>
            <text:list text:style-name="L5">
              <text:list-item>
                <text:p>Images are processed on the CSIRO Pearcey cluster and in the near future on the Nectar cloud</text:p>
              </text:list-item>
              <text:list-item>
                <text:p>Results are sent to the CSIRO Datastore and backed up on tape</text:p>
              </text:list-item>
            </text:list>
          </draw:text-box>
        </draw:frame>
        <draw:frame draw:name="Footer Placeholder 3" presentation:style-name="pr11" draw:text-style-name="P12" draw:layer="layout" svg:width="19.799cm" svg:height="0.495cm" svg:x="1.299cm" svg:y="18.467cm" presentation:class="footer" presentation:user-transformed="true">
          <draw:text-box>
            <text:p text:style-name="P11"><text:span text:style-name="T5">Presentation Title</text:span></text:p>
          </draw:text-box>
        </draw:frame>
        <draw:frame draw:name="Slide Number Placeholder 4" presentation:style-name="pr12" draw:text-style-name="P12" draw:layer="layout" svg:width="1.399cm" svg:height="0.495cm" svg:x="22.299cm" svg:y="18.46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" presentation:class="page"/>
          <draw:frame presentation:style-name="pr8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_20_layout_20_1" presentation:presentation-page-layout-name="AL2T11">
        <draw:frame draw:name="Title 1" presentation:style-name="pr5" draw:text-style-name="P3" draw:layer="layout" svg:width="22.859cm" svg:height="1.96cm" svg:x="1.27cm" svg:y="0.763cm" presentation:class="title" presentation:user-transformed="true">
          <draw:text-box>
            <text:p text:style-name="P2"><text:span text:style-name="T1">Data visualisation</text:span></text:p>
          </draw:text-box>
        </draw:frame>
        <draw:frame draw:name="Content Placeholder 5" presentation:style-name="pr6" draw:text-style-name="P5" draw:layer="layout" svg:width="22.859cm" svg:height="13.801cm" svg:x="1.27cm" svg:y="3.524cm" presentation:class="outline" presentation:user-transformed="true">
          <draw:text-box>
            <text:list text:style-name="L5">
              <text:list-item>
                <text:p>Results are aggregated based on the experimental layout</text:p>
              </text:list-item>
              <text:list-item>
                <text:p>Categories include:</text:p>
                <text:list>
                  <text:list-item>
                    <text:p>Genotype</text:p>
                  </text:list-item>
                  <text:list-item>
                    <text:p>Pot</text:p>
                  </text:list-item>
                  <text:list-item>
                    <text:p>Treatment</text:p>
                  </text:list-item>
                  <text:list-item>
                    <text:p>Replicate</text:p>
                  </text:list-item>
                </text:list>
              </text:list-item>
              <text:list-item>
                <text:p>For each category, the average, maximum, minimum, standard deviation and count are computed for each day where data was acquired</text:p>
              </text:list-item>
            </text:list>
          </draw:text-box>
        </draw:frame>
        <draw:frame draw:name="Footer Placeholder 3" presentation:style-name="pr13" draw:text-style-name="P12" draw:layer="layout" svg:width="19.799cm" svg:height="0.495cm" svg:x="1.299cm" svg:y="18.467cm" presentation:class="footer" presentation:user-transformed="true">
          <draw:text-box>
            <text:p text:style-name="P11"><text:span text:style-name="T5">Presentation Title</text:span></text:p>
          </draw:text-box>
        </draw:frame>
        <draw:frame draw:name="Slide Number Placeholder 4" presentation:style-name="pr14" draw:text-style-name="P12" draw:layer="layout" svg:width="1.399cm" svg:height="0.495cm" svg:x="22.299cm" svg:y="18.46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5" presentation:class="page"/>
          <draw:frame presentation:style-name="pr8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hank_20_You_20_Slide" presentation:presentation-page-layout-name="AL1T0">
        <draw:frame draw:name="Title 3" presentation:style-name="pr15" draw:text-style-name="P14" draw:layer="layout" svg:width="20.208cm" svg:height="4.082cm" svg:x="1.299cm" svg:y="3.798cm" presentation:class="title" presentation:user-transformed="true">
          <draw:text-box>
            <text:p text:style-name="P2"><text:span text:style-name="T6">Thank you</text:span></text:p>
          </draw:text-box>
        </draw:frame>
        <draw:frame draw:name="Subtitle 4" presentation:style-name="pr16" draw:text-style-name="P15" draw:layer="layout" svg:width="22.399cm" svg:height="6.668cm" svg:x="1.699cm" svg:y="10.644cm" presentation:class="subtitle" presentation:user-transformed="true">
          <draw:text-box>
            <text:p text:style-name="P4"><text:span text:style-name="T7">Contact details</text:span></text:p>
            <text:p text:style-name="P4"><text:span text:style-name="T8">T</text:span><text:span text:style-name="T7"> <text:s/></text:span><text:span text:style-name="T7"><text:tab/></text:span><text:span text:style-name="T7">+61 2 6246 5451</text:span></text:p>
            <text:p text:style-name="P4"><text:span text:style-name="T8">E</text:span><text:span text:style-name="T7"> <text:s/></text:span><text:span text:style-name="T7"><text:tab/></text:span><text:span text:style-name="T7">peter.ansell@csiro.au</text:span></text:p>
            <text:p text:style-name="P4"><text:span text:style-name="T8">W</text:span><text:span text:style-name="T7"> <text:s/>www.plantphenomics.org.au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6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swiss"/>
    <style:font-face style:name="Verdana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2" svg:font-family="Verdana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4" svg:font-family="Verdana" style:font-family-generic="modern" style:font-pitch="fixed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2e3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002e3c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cm" fo:margin-bottom="0.1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cm" fo:margin-bottom="0.1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cm" fo:margin-bottom="0.1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cm" fo:margin-bottom="0.1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cm" fo:margin-bottom="0.1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layout_20_1-background" style:display-name="Title and Content layout 1-background" style:family="presentation">
      <style:graphic-properties draw:stroke="none" draw:fill="solid" draw:fill-color="#ffffff"/>
      <style:text-properties style:letter-kerning="true"/>
    </style:style>
    <style:style style:name="Title_20_and_20_Content_20_layout_20_1-backgroundobjects" style:display-name="Title and Content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layout_20_1-notes" style:display-name="Title and Content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layout_20_1-outline1" style:display-name="Title and Content layout 1-outline1" style:family="presentation">
      <style:graphic-properties draw:stroke="none" draw:fill="none" draw:auto-grow-height="false" draw:fit-to-size="shrink-to-fit">
        <text:list-style style:name="Title_20_and_20_Content_20_layout_20_1-outline1" style:display-name="Title and Content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layout_20_1-outline2" style:display-name="Title and Content layout 1-outline2" style:family="presentation" style:parent-style-name="Title_20_and_20_Content_20_layout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Title_20_and_20_Content_20_layout_20_1-outline3" style:display-name="Title and Content layout 1-outline3" style:family="presentation" style:parent-style-name="Title_20_and_20_Content_20_layout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and_20_Content_20_layout_20_1-outline4" style:display-name="Title and Content layout 1-outline4" style:family="presentation" style:parent-style-name="Title_20_and_20_Content_20_layout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and_20_Content_20_layout_20_1-outline5" style:display-name="Title and Content layout 1-outline5" style:family="presentation" style:parent-style-name="Title_20_and_20_Content_20_layout_20_1-outline4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outline6" style:display-name="Title and Content layout 1-outline6" style:family="presentation" style:parent-style-name="Title_20_and_20_Content_20_layout_20_1-outline5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outline7" style:display-name="Title and Content layout 1-outline7" style:family="presentation" style:parent-style-name="Title_20_and_20_Content_20_layout_20_1-outline6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outline8" style:display-name="Title and Content layout 1-outline8" style:family="presentation" style:parent-style-name="Title_20_and_20_Content_20_layout_20_1-outline7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outline9" style:display-name="Title and Content layout 1-outline9" style:family="presentation" style:parent-style-name="Title_20_and_20_Content_20_layout_20_1-outline8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subtitle" style:display-name="Title and Content layout 1-subtitle" style:family="presentation">
      <style:graphic-properties draw:stroke="none" draw:fill="none" draw:textarea-vertical-align="middle">
        <text:list-style style:name="Title_20_and_20_Content_20_layout_20_1-subtitle" style:display-name="Title and Content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layout_20_1-title" style:display-name="Title and Content layout 1-title" style:family="presentation">
      <style:graphic-properties draw:stroke="none" draw:fill="none" draw:textarea-vertical-align="middle">
        <text:list-style style:name="Title_20_and_20_Content_20_layout_20_1-title" style:display-name="Title and Content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layout_20_2-background" style:display-name="Title and Content layout 2-background" style:family="presentation">
      <style:graphic-properties draw:stroke="none" draw:fill="solid" draw:fill-color="#ffffff"/>
      <style:text-properties style:letter-kerning="true"/>
    </style:style>
    <style:style style:name="Title_20_and_20_Content_20_layout_20_2-backgroundobjects" style:display-name="Title and Content layou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layout_20_2-notes" style:display-name="Title and Content layou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layout_20_2-outline1" style:display-name="Title and Content layout 2-outline1" style:family="presentation">
      <style:graphic-properties draw:stroke="none" draw:fill="none" draw:auto-grow-height="false" draw:fit-to-size="shrink-to-fit">
        <text:list-style style:name="Title_20_and_20_Content_20_layout_20_2-outline1" style:display-name="Title and Content layou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layout_20_2-outline2" style:display-name="Title and Content layout 2-outline2" style:family="presentation" style:parent-style-name="Title_20_and_20_Content_20_layout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Title_20_and_20_Content_20_layout_20_2-outline3" style:display-name="Title and Content layout 2-outline3" style:family="presentation" style:parent-style-name="Title_20_and_20_Content_20_layout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and_20_Content_20_layout_20_2-outline4" style:display-name="Title and Content layout 2-outline4" style:family="presentation" style:parent-style-name="Title_20_and_20_Content_20_layout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and_20_Content_20_layout_20_2-outline5" style:display-name="Title and Content layout 2-outline5" style:family="presentation" style:parent-style-name="Title_20_and_20_Content_20_layout_20_2-outline4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outline6" style:display-name="Title and Content layout 2-outline6" style:family="presentation" style:parent-style-name="Title_20_and_20_Content_20_layout_20_2-outline5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outline7" style:display-name="Title and Content layout 2-outline7" style:family="presentation" style:parent-style-name="Title_20_and_20_Content_20_layout_20_2-outline6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outline8" style:display-name="Title and Content layout 2-outline8" style:family="presentation" style:parent-style-name="Title_20_and_20_Content_20_layout_20_2-outline7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outline9" style:display-name="Title and Content layout 2-outline9" style:family="presentation" style:parent-style-name="Title_20_and_20_Content_20_layout_20_2-outline8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subtitle" style:display-name="Title and Content layout 2-subtitle" style:family="presentation">
      <style:graphic-properties draw:stroke="none" draw:fill="none" draw:textarea-vertical-align="middle">
        <text:list-style style:name="Title_20_and_20_Content_20_layout_20_2-subtitle" style:display-name="Title and Content layou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layout_20_2-title" style:display-name="Title and Content layout 2-title" style:family="presentation">
      <style:graphic-properties draw:stroke="none" draw:fill="none" draw:textarea-vertical-align="middle">
        <text:list-style style:name="Title_20_and_20_Content_20_layout_20_2-title" style:display-name="Title and Content layou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007377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background" style:display-name="Thank You Slide-background" style:family="presentation">
      <style:graphic-properties draw:stroke="none" draw:fill="solid" draw:fill-color="#002e3c"/>
      <style:text-properties style:letter-kerning="true"/>
    </style:style>
    <style:style style:name="Thank_20_You_20_Slide-backgroundobjects" style:display-name="Thank You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Slide-notes" style:display-name="Thank You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Slide-outline1" style:display-name="Thank You Slide-outline1" style:family="presentation">
      <style:graphic-properties draw:stroke="none" draw:fill="none" draw:auto-grow-height="false" draw:fit-to-size="shrink-to-fit">
        <text:list-style style:name="Thank_20_You_20_Slide-outline1" style:display-name="Thank You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outline2" style:display-name="Thank You Slide-outline2" style:family="presentation" style:parent-style-name="Thank_20_You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Thank_20_You_20_Slide-outline3" style:display-name="Thank You Slide-outline3" style:family="presentation" style:parent-style-name="Thank_20_You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hank_20_You_20_Slide-outline4" style:display-name="Thank You Slide-outline4" style:family="presentation" style:parent-style-name="Thank_20_You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hank_20_You_20_Slide-outline5" style:display-name="Thank You Slide-outline5" style:family="presentation" style:parent-style-name="Thank_20_You_20_Slide-outline4">
      <style:paragraph-properties fo:margin-top="0cm" fo:margin-bottom="0.1cm"/>
      <style:text-properties fo:font-size="20pt" style:font-size-asian="20pt" style:font-size-complex="20pt"/>
    </style:style>
    <style:style style:name="Thank_20_You_20_Slide-outline6" style:display-name="Thank You Slide-outline6" style:family="presentation" style:parent-style-name="Thank_20_You_20_Slide-outline5">
      <style:paragraph-properties fo:margin-top="0cm" fo:margin-bottom="0.1cm"/>
      <style:text-properties fo:font-size="20pt" style:font-size-asian="20pt" style:font-size-complex="20pt"/>
    </style:style>
    <style:style style:name="Thank_20_You_20_Slide-outline7" style:display-name="Thank You Slide-outline7" style:family="presentation" style:parent-style-name="Thank_20_You_20_Slide-outline6">
      <style:paragraph-properties fo:margin-top="0cm" fo:margin-bottom="0.1cm"/>
      <style:text-properties fo:font-size="20pt" style:font-size-asian="20pt" style:font-size-complex="20pt"/>
    </style:style>
    <style:style style:name="Thank_20_You_20_Slide-outline8" style:display-name="Thank You Slide-outline8" style:family="presentation" style:parent-style-name="Thank_20_You_20_Slide-outline7">
      <style:paragraph-properties fo:margin-top="0cm" fo:margin-bottom="0.1cm"/>
      <style:text-properties fo:font-size="20pt" style:font-size-asian="20pt" style:font-size-complex="20pt"/>
    </style:style>
    <style:style style:name="Thank_20_You_20_Slide-outline9" style:display-name="Thank You Slide-outline9" style:family="presentation" style:parent-style-name="Thank_20_You_20_Slide-outline8">
      <style:paragraph-properties fo:margin-top="0cm" fo:margin-bottom="0.1cm"/>
      <style:text-properties fo:font-size="20pt" style:font-size-asian="20pt" style:font-size-complex="20pt"/>
    </style:style>
    <style:style style:name="Thank_20_You_20_Slide-subtitle" style:display-name="Thank You Slide-subtitle" style:family="presentation">
      <style:graphic-properties draw:stroke="none" draw:fill="none" draw:textarea-vertical-align="middle">
        <text:list-style style:name="Thank_20_You_20_Slide-subtitle" style:display-name="Thank You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Slide-title" style:display-name="Thank You Slide-title" style:family="presentation">
      <style:graphic-properties draw:stroke="none" draw:fill="none" draw:textarea-vertical-align="middle">
        <text:list-style style:name="Thank_20_You_20_Slide-title" style:display-name="Thank You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2e3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0737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2e3c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41cm" svg:stroke-color="#ffab00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141cm" svg:stroke-color="#2dccd3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35205" draw:textarea-vertical-align="top" draw:auto-grow-height="false" draw:fit-to-size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79cm" svg:stroke-color="#007377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9cm" svg:stroke-color="#007377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001cm)" draw:image-opacity="100%" style:mirror="none"/>
    </style:style>
    <style:style style:name="Mgr11" style:family="graphic" style:parent-style-name="standard">
      <style:graphic-properties draw:stroke="solid" svg:stroke-width="0.141cm" svg:stroke-color="#fffff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fab00" draw:textarea-vertical-align="top" draw:auto-grow-height="false" draw:fit-to-size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41cm" svg:stroke-color="#e35205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cm" draw:fill="solid" draw:fill-color="#2dccd3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d9e1e2" draw:textarea-vertical-align="top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Content_20_layout_20_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Mpr8" style:family="presentation" style:parent-style-name="Title_20_and_20_Content_20_layout_20_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_20_layout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Mpr10" style:family="presentation" style:parent-style-name="Title_20_and_20_Content_20_layout_20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_20_layout_20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and_20_Content_20_layout_20_2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Mpr13" style:family="presentation" style:parent-style-name="Title_20_and_20_Content_20_layout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_20_layout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Mpr15" style:family="presentation" style:parent-style-name="Title_20_and_20_Content_20_layout_20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Content_20_layout_20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cm" fo:padding-bottom="0cm" fo:padding-left="0.254cm" fo:padding-right="0.254cm" fo:wrap-option="wrap"/>
    </style:style>
    <style:style style:name="Mpr18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Mpr20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21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hank_20_You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.254cm" fo:padding-right="0.254cm" fo:wrap-option="wrap"/>
    </style:style>
    <style:style style:name="Mpr23" style:family="presentation" style:parent-style-name="Thank_20_You_20_Slide-backgroundobjects">
      <style:graphic-properties draw:stroke="none" draw:fill="none" draw:fill-color="#ffffff" draw:auto-grow-height="false" fo:min-height="1.27cm"/>
    </style:style>
    <style:style style:name="Mpr24" style:family="presentation" style:parent-style-name="Thank_20_You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6" style:family="paragraph">
      <style:paragraph-properties fo:text-align="start" style:font-independent-line-spacing="true"/>
      <style:text-properties fo:font-size="32pt"/>
    </style:style>
    <style:style style:name="MP7" style:family="paragraph">
      <style:paragraph-properties fo:text-align="start"/>
      <style:text-properties fo:font-size="24pt"/>
    </style:style>
    <style:style style:name="MP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 fo:hyphenate="false"/>
    </style:style>
    <style:style style:name="MP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MP10" style:family="paragraph"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4" style:family="paragraph">
      <style:paragraph-properties fo:text-align="start" style:font-independent-line-spacing="true"/>
      <style:text-properties fo:font-size="40pt"/>
    </style:style>
    <style:style style:name="MP15" style:family="paragraph">
      <style:paragraph-properties fo:text-align="start"/>
      <style:text-properties fo:font-size="20pt"/>
    </style:style>
    <style:style style:name="MP16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7" style:family="paragraph"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Verdana4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Verdana4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MT3" style:family="text">
      <style:text-properties fo:font-variant="normal" fo:text-transform="none" fo:color="#002e3c" style:text-line-through-style="none" style:text-line-through-type="none" style:text-position="0% 100%" style:font-name="Verdana1" fo:font-size="22pt" fo:letter-spacing="normal" fo:font-style="normal" style:text-underline-style="none" fo:font-weight="normal" style:font-name-asian="Verdana4" style:font-size-asian="22pt" style:font-style-asian="normal" style:font-weight-asian="normal" style:font-name-complex="Verdana1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MT5" style:family="text">
      <style:text-properties fo:font-variant="normal" fo:text-transform="none" fo:color="#007377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Verdana4" style:font-size-asian="18pt" style:font-style-asian="normal" style:font-weight-asian="normal" style:font-name-complex="Verdana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Verdana4" style:font-size-asian="18pt" style:font-style-asian="normal" style:font-weight-asian="normal" style:font-name-complex="Verdana1" style:font-size-complex="18pt" style:font-style-complex="normal" style:font-weight-complex="normal"/>
    </style:style>
    <style:style style:name="MT7" style:family="text">
      <style:text-properties fo:font-variant="normal" fo:text-transform="none" fo:color="#3d3935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Verdana4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8" style:family="text">
      <style:text-properties fo:font-variant="normal" fo:text-transform="none" fo:color="#007377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Verdana4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9" style:family="text">
      <style:text-properties fo:font-variant="normal" fo:text-transform="none" fo:color="#d9e1e2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Verdana4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Verdana1" fo:font-size="40pt" fo:letter-spacing="normal" fo:font-style="normal" style:text-underline-style="none" fo:font-weight="normal" style:font-name-asian="Verdana4" style:font-size-asian="40pt" style:font-style-asian="normal" style:font-weight-asian="normal" style:font-name-complex="Verdana1" style:font-size-complex="4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2e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2e3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2e3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737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2e3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7377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737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3d39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73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d9e1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e35205" fo:font-size="11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15" draw:style-name="Mgr3" draw:text-style-name="MP3" draw:layer="backgroundobjects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 6">
        <draw:line draw:name="Line 30" draw:style-name="Mgr7" draw:text-style-name="MP3" draw:layer="layout" svg:x1="12.257cm" svg:y1="7.757cm" svg:x2="20.481cm" svg:y2="8.852cm">
          <text:p/>
        </draw:line>
        <draw:line draw:name="Line 31" draw:style-name="Mgr7" draw:text-style-name="MP3" draw:layer="layout" svg:x1="20.456cm" svg:y1="8.883cm" svg:x2="10.53cm" svg:y2="13.896cm">
          <text:p/>
        </draw:line>
        <draw:line draw:name="Line 32" draw:style-name="Mgr7" draw:text-style-name="MP3" draw:layer="layout" svg:x1="20.469cm" svg:y1="8.852cm" svg:x2="20.233cm" svg:y2="0.919cm">
          <text:p/>
        </draw:line>
        <draw:line draw:name="Line 33" draw:style-name="Mgr7" draw:text-style-name="MP3" draw:layer="layout" svg:x1="20.221cm" svg:y1="0.919cm" svg:x2="12.257cm" svg:y2="7.757cm">
          <text:p/>
        </draw:line>
        <draw:line draw:name="Line 34" draw:style-name="Mgr7" draw:text-style-name="MP3" draw:layer="layout" svg:x1="12.257cm" svg:y1="7.757cm" svg:x2="10.53cm" svg:y2="13.896cm">
          <text:p/>
        </draw:line>
        <draw:line draw:name="Line 35" draw:style-name="Mgr7" draw:text-style-name="MP3" draw:layer="layout" svg:x1="10.499cm" svg:y1="13.908cm" svg:x2="19.813cm" svg:y2="15.325cm">
          <text:p/>
        </draw:line>
        <draw:line draw:name="Line 36" draw:style-name="Mgr7" draw:text-style-name="MP3" draw:layer="layout" svg:x1="19.813cm" svg:y1="15.325cm" svg:x2="20.469cm" svg:y2="8.871cm">
          <text:p/>
        </draw:line>
        <draw:line draw:name="Line 37" draw:style-name="Mgr7" draw:text-style-name="MP3" draw:layer="layout" svg:x1="20.481cm" svg:y1="8.871cm" svg:x2="23.959cm" svg:y2="13.005cm">
          <text:p/>
        </draw:line>
        <draw:line draw:name="Line 38" draw:style-name="Mgr7" draw:text-style-name="MP3" draw:layer="layout" svg:x1="23.959cm" svg:y1="13.017cm" svg:x2="19.794cm" svg:y2="15.325cm">
          <text:p/>
        </draw:line>
        <draw:custom-shape draw:name="Freeform 39" draw:style-name="Mgr8" draw:text-style-name="MP3" draw:layer="layout" svg:width="4.659cm" svg:height="12.134cm" svg:x="20.221cm" svg:y="0.901cm">
          <text:p/>
          <draw:enhanced-geometry draw:mirror-horizontal="false" draw:mirror-vertical="false" drawooo:sub-view-size="753 1961" draw:text-areas="0 0 ?f6 ?f7" svg:viewBox="0 0 0 0" draw:type="ooxml-non-primitive" draw:enhanced-path="M 604 1961 L 753 1047 0 0 N">
            <draw:equation draw:name="f0" draw:formula="604*logwidth/753"/>
            <draw:equation draw:name="f1" draw:formula="1961*logheight/1961"/>
            <draw:equation draw:name="f2" draw:formula="753*logwidth/753"/>
            <draw:equation draw:name="f3" draw:formula="1047*logheight/1961"/>
            <draw:equation draw:name="f4" draw:formula="0*logwidth/753"/>
            <draw:equation draw:name="f5" draw:formula="0*logheight/1961"/>
            <draw:equation draw:name="f6" draw:formula="logwidth"/>
            <draw:equation draw:name="f7" draw:formula="logheight"/>
          </draw:enhanced-geometry>
        </draw:custom-shape>
        <draw:line draw:name="Line 40" draw:style-name="Mgr7" draw:text-style-name="MP3" draw:layer="layout" svg:x1="20.481cm" svg:y1="8.852cm" svg:x2="24.899cm" svg:y2="7.361cm">
          <text:p/>
        </draw:line>
      </draw:g>
      <draw:custom-shape draw:name="Rectangle 18" draw:style-name="Mgr9" draw:text-style-name="MP3" draw:layer="backgroundobjects" svg:width="25.399cm" svg:height="4.476cm" svg:x="0cm" svg:y="14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9" draw:style-name="Mgr10" draw:text-style-name="MP4" draw:layer="backgroundobjects" svg:width="4.149cm" svg:height="4.476cm" svg:x="20.785cm" svg:y="14.573cm">
        <draw:image xlink:href="Pictures/1000020100000319000001845AE1341C.png" xlink:type="simple" xlink:show="embed" xlink:actuate="onLoad">
          <text:p/>
        </draw:image>
      </draw:frame>
      <draw:g draw:name="Group 20">
        <draw:line draw:name="Line 12" draw:style-name="Mgr11" draw:text-style-name="MP3" draw:layer="layout" svg:x1="24.753cm" svg:y1="0.683cm" svg:x2="24.753cm" svg:y2="1.828cm">
          <text:p/>
        </draw:line>
        <draw:line draw:name="Line 13" draw:style-name="Mgr11" draw:text-style-name="MP3" draw:layer="layout" svg:x1="23.774cm" svg:y1="0.683cm" svg:x2="24.74cm" svg:y2="0.683cm">
          <text:p/>
        </draw:line>
      </draw:g>
      <draw:line draw:name="Line 17" draw:style-name="Mgr11" draw:text-style-name="MP3" draw:layer="backgroundobjects" svg:x1="1.334cm" svg:y1="0.669cm" svg:x2="3.283cm" svg:y2="0.669cm">
        <text:p/>
      </draw:line>
      <draw:custom-shape draw:name="Oval 21" draw:style-name="Mgr12" draw:text-style-name="MP3" draw:layer="backgroundobjects" svg:width="0.343cm" svg:height="0.343cm" svg:x="3.955cm" svg:y="0.50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" draw:text-style-name="MP6" draw:layer="backgroundobjects" svg:width="21.589cm" svg:height="4.082cm" svg:x="1.292cm" svg:y="3.524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g draw:name="Group 29">
        <draw:line draw:name="Line 25" draw:style-name="Mgr13" draw:text-style-name="MP3" draw:layer="layout" svg:x1="0.744cm" svg:y1="11.552cm" svg:x2="1.93cm" svg:y2="11.552cm">
          <text:p/>
        </draw:line>
        <draw:line draw:name="Line 26" draw:style-name="Mgr13" draw:text-style-name="MP3" draw:layer="layout" svg:x1="1.339cm" svg:y1="10.969cm" svg:x2="1.339cm" svg:y2="12.125cm">
          <text:p/>
        </draw:line>
      </draw:g>
      <draw:line draw:name="Line 17" draw:style-name="Mgr4" draw:text-style-name="MP3" draw:layer="backgroundobjects" svg:x1="1.334cm" svg:y1="15.325cm" svg:x2="1.334cm" svg:y2="18.325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_31__5f_Title_20_Slide" style:display-name="1_Title Slide" style:page-layout-name="PM1" draw:style-name="Mdp1">
      <draw:custom-shape draw:name="Rectangle 15" draw:style-name="Mgr3" draw:text-style-name="MP3" draw:layer="backgroundobjects" drawooo:display="printer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 drawooo:display="printer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 drawooo:display="printer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drawooo:display="printer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25" draw:style-name="Mgr9" draw:text-style-name="MP3" draw:layer="backgroundobjects" svg:width="25.399cm" svg:height="4.476cm" svg:x="0cm" svg:y="14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9" draw:style-name="Mgr14" draw:text-style-name="MP4" draw:layer="backgroundobjects" svg:width="9.156cm" svg:height="4.476cm" svg:x="16.181cm" svg:y="14.573cm">
        <draw:image xlink:href="Pictures/1000020100000319000001845AE1341C.png" xlink:type="simple" xlink:show="embed" xlink:actuate="onLoad">
          <text:p/>
        </draw:image>
      </draw:frame>
      <draw:g draw:name="Group 20">
        <draw:line draw:name="Line 12" draw:style-name="Mgr4" draw:text-style-name="MP3" draw:layer="layout" svg:x1="24.815cm" svg:y1="14.051cm" svg:x2="23.774cm" svg:y2="14.051cm">
          <text:p/>
        </draw:line>
        <draw:line draw:name="Line 13" draw:style-name="Mgr4" draw:text-style-name="MP3" draw:layer="layout" svg:x1="24.815cm" svg:y1="13.072cm" svg:x2="24.815cm" svg:y2="14.038cm">
          <text:p/>
        </draw:line>
      </draw:g>
      <draw:line draw:name="Line 17" draw:style-name="Mgr4" draw:text-style-name="MP3" draw:layer="backgroundobjects" svg:x1="1.334cm" svg:y1="15.325cm" svg:x2="1.334cm" svg:y2="18.325cm">
        <text:p/>
      </draw:line>
      <draw:custom-shape draw:name="Oval 21" draw:style-name="Mgr15" draw:text-style-name="MP3" draw:layer="backgroundobjects" svg:width="0.343cm" svg:height="0.343cm" svg:x="24.585cm" svg:y="11.38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" draw:text-style-name="MP6" draw:layer="backgroundobjects" svg:width="22.787cm" svg:height="2.999cm" svg:x="1.292cm" svg:y="9.525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presentation:style-name="_31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2.699cm" svg:height="9.524cm" svg:x="3.175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_20_layout_20_1" style:display-name="Title and Content layout 1" style:page-layout-name="PM1" draw:style-name="Mdp2">
      <draw:custom-shape draw:name="Rectangle 15" draw:style-name="Mgr3" draw:text-style-name="MP3" draw:layer="backgroundobjects" drawooo:display="printer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 drawooo:display="printer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 drawooo:display="printer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drawooo:display="printer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8" draw:style-name="Mgr3" draw:text-style-name="MP3" draw:layer="backgroundobjects" svg:width="24.802cm" svg:height="2.799cm" svg:x="0.299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6" draw:layer="backgroundobjects" svg:width="22.859cm" svg:height="1.96cm" svg:x="1.27cm" svg:y="0.763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Content Placeholder 2" presentation:style-name="Mpr8" draw:text-style-name="MP10" draw:layer="backgroundobjects" svg:width="22.859cm" svg:height="13.801cm" svg:x="1.27cm" svg:y="3.524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9" draw:text-style-name="MP12" draw:layer="backgroundobjects" svg:width="19.799cm" svg:height="0.495cm" svg:x="1.299cm" svg:y="18.467cm" presentation:class="footer" presentation:user-transformed="true">
        <draw:text-box>
          <text:p text:style-name="MP11"><text:span text:style-name="MT7">Presentation Title</text:span></text:p>
        </draw:text-box>
      </draw:frame>
      <draw:frame draw:name="Slide Number Placeholder 7" presentation:style-name="Mpr9" draw:text-style-name="MP12" draw:layer="backgroundobjects" svg:width="1.399cm" svg:height="0.495cm" svg:x="22.299cm" svg:y="18.467cm" presentation:class="page-number" presentation:user-transformed="true">
        <draw:text-box>
          <text:p text:style-name="MP11"><text:span text:style-name="MT7"><text:page-number>&lt;number&gt;</text:page-number></text:span></text:p>
        </draw:text-box>
      </draw:frame>
      <draw:g draw:name="Group 9">
        <draw:line draw:name="Line 12" draw:style-name="Mgr4" draw:text-style-name="MP3" draw:layer="layout" svg:x1="24.701cm" svg:y1="0.724cm" svg:x2="24.701cm" svg:y2="1.764cm">
          <text:p/>
        </draw:line>
        <draw:line draw:name="Line 13" draw:style-name="Mgr4" draw:text-style-name="MP3" draw:layer="layout" svg:x1="23.722cm" svg:y1="0.724cm" svg:x2="24.688cm" svg:y2="0.724cm">
          <text:p/>
        </draw:line>
      </draw:g>
      <draw:g draw:name="Group 12">
        <draw:line draw:name="Line 25" draw:style-name="Mgr5" draw:text-style-name="MP3" draw:layer="layout" svg:x1="0.372cm" svg:y1="18.115cm" svg:x2="1.558cm" svg:y2="18.115cm">
          <text:p/>
        </draw:line>
        <draw:line draw:name="Line 26" draw:style-name="Mgr5" draw:text-style-name="MP3" draw:layer="layout" svg:x1="0.967cm" svg:y1="17.533cm" svg:x2="0.967cm" svg:y2="18.689cm">
          <text:p/>
        </draw:line>
      </draw:g>
      <draw:custom-shape draw:name="Oval 21" draw:style-name="Mgr6" draw:text-style-name="MP3" draw:layer="backgroundobjects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Title_20_and_20_Content_20_layout_20_1-title" draw:layer="backgroundobjects" svg:width="12.699cm" svg:height="9.524cm" svg:x="3.175cm" svg:y="1.93cm" presentation:class="page"/>
        <draw:frame presentation:style-name="Title_20_and_20_Content_20_layout_20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_20_layout_20_2" style:display-name="Title and Content layout 2" style:page-layout-name="PM1" draw:style-name="Mdp2">
      <draw:custom-shape draw:name="Rectangle 15" draw:style-name="Mgr3" draw:text-style-name="MP3" draw:layer="backgroundobjects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2" draw:text-style-name="MP6" draw:layer="backgroundobjects" svg:width="22.859cm" svg:height="1.96cm" svg:x="1.27cm" svg:y="0.763cm" presentation:class="title" presentation:user-transformed="true">
        <draw:text-box>
          <text:p text:style-name="MP5"><text:span text:style-name="MT8">Click to edit the title text formatClick to edit Master title style</text:span></text:p>
        </draw:text-box>
      </draw:frame>
      <draw:frame draw:name="Content Placeholder 2" presentation:style-name="Mpr13" draw:text-style-name="MP10" draw:layer="backgroundobjects" svg:width="22.859cm" svg:height="13.801cm" svg:x="1.27cm" svg:y="3.524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14" draw:text-style-name="MP12" draw:layer="backgroundobjects" svg:width="19.799cm" svg:height="0.495cm" svg:x="1.299cm" svg:y="18.467cm" presentation:class="footer" presentation:user-transformed="true">
        <draw:text-box>
          <text:p text:style-name="MP11"><text:span text:style-name="MT9">Presentation Title</text:span></text:p>
        </draw:text-box>
      </draw:frame>
      <draw:frame draw:name="Slide Number Placeholder 7" presentation:style-name="Mpr14" draw:text-style-name="MP12" draw:layer="backgroundobjects" svg:width="1.399cm" svg:height="0.495cm" svg:x="22.299cm" svg:y="18.467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presentation:notes style:page-layout-name="PM2">
        <draw:page-thumbnail presentation:style-name="Title_20_and_20_Content_20_layout_20_2-title" draw:layer="backgroundobjects" svg:width="12.699cm" svg:height="9.524cm" svg:x="3.175cm" svg:y="1.93cm" presentation:class="page"/>
        <draw:frame presentation:style-name="Title_20_and_20_Content_20_layout_20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3">
      <draw:custom-shape draw:name="Rectangle 15" draw:style-name="Mgr3" draw:text-style-name="MP3" draw:layer="backgroundobjects" drawooo:display="printer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 drawooo:display="printer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 drawooo:display="printer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drawooo:display="printer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8" draw:style-name="Mgr3" draw:text-style-name="MP3" draw:layer="backgroundobjects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2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16" draw:text-style-name="MP3" draw:layer="backgroundobjects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7" draw:text-style-name="MP14" draw:layer="backgroundobjects" svg:width="21.589cm" svg:height="3.783cm" svg:x="1.299cm" svg:y="8.092cm" presentation:class="title" presentation:user-transformed="true">
        <draw:text-box>
          <text:p text:style-name="MP13"><text:span text:style-name="MT10">Click to edit the title text formatClick to edit Master title style</text:span></text:p>
        </draw:text-box>
      </draw:frame>
      <draw:frame draw:name="Text Placeholder 2" presentation:style-name="Mpr18" draw:text-style-name="MP17" draw:layer="backgroundobjects" svg:width="21.589cm" svg:height="4.166cm" svg:x="1.299cm" svg:y="3.924cm" presentation:class="outline" presentation:user-transformed="true">
        <draw:text-box>
          <text:list text:style-name="ML4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Click to edit Master text styles</text:span></text:p>
        </draw:text-box>
      </draw:frame>
      <draw:frame draw:name="Footer Placeholder 6" presentation:style-name="Mpr19" draw:text-style-name="MP12" draw:layer="backgroundobjects" svg:width="19.799cm" svg:height="0.495cm" svg:x="1.299cm" svg:y="18.467cm" presentation:class="footer" presentation:user-transformed="true">
        <draw:text-box>
          <text:p text:style-name="MP11"><text:span text:style-name="MT9">Presentation Title</text:span></text:p>
        </draw:text-box>
      </draw:frame>
      <draw:frame draw:name="Slide Number Placeholder 7" presentation:style-name="Mpr19" draw:text-style-name="MP12" draw:layer="backgroundobjects" svg:width="1.399cm" svg:height="0.495cm" svg:x="22.299cm" svg:y="18.467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draw:g draw:name="Group 16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hank_20_You_20_Slide" style:display-name="Thank You Slide" style:page-layout-name="PM1" draw:style-name="Mdp1">
      <draw:custom-shape draw:name="Rectangle 15" draw:style-name="Mgr3" draw:text-style-name="MP3" draw:layer="backgroundobjects" drawooo:display="printer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 drawooo:display="printer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 drawooo:display="printer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drawooo:display="printer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 6">
        <draw:line draw:name="Line 30" draw:style-name="Mgr7" draw:text-style-name="MP3" draw:layer="layout" svg:x1="12.257cm" svg:y1="7.757cm" svg:x2="20.481cm" svg:y2="8.852cm">
          <text:p/>
        </draw:line>
        <draw:line draw:name="Line 31" draw:style-name="Mgr7" draw:text-style-name="MP3" draw:layer="layout" svg:x1="20.456cm" svg:y1="8.883cm" svg:x2="10.53cm" svg:y2="13.896cm">
          <text:p/>
        </draw:line>
        <draw:line draw:name="Line 32" draw:style-name="Mgr7" draw:text-style-name="MP3" draw:layer="layout" svg:x1="20.469cm" svg:y1="8.852cm" svg:x2="20.233cm" svg:y2="0.919cm">
          <text:p/>
        </draw:line>
        <draw:line draw:name="Line 33" draw:style-name="Mgr7" draw:text-style-name="MP3" draw:layer="layout" svg:x1="20.221cm" svg:y1="0.919cm" svg:x2="12.257cm" svg:y2="7.757cm">
          <text:p/>
        </draw:line>
        <draw:line draw:name="Line 34" draw:style-name="Mgr7" draw:text-style-name="MP3" draw:layer="layout" svg:x1="12.257cm" svg:y1="7.757cm" svg:x2="10.53cm" svg:y2="13.896cm">
          <text:p/>
        </draw:line>
        <draw:line draw:name="Line 35" draw:style-name="Mgr7" draw:text-style-name="MP3" draw:layer="layout" svg:x1="10.499cm" svg:y1="13.908cm" svg:x2="19.813cm" svg:y2="15.325cm">
          <text:p/>
        </draw:line>
        <draw:line draw:name="Line 36" draw:style-name="Mgr7" draw:text-style-name="MP3" draw:layer="layout" svg:x1="19.813cm" svg:y1="15.325cm" svg:x2="20.469cm" svg:y2="8.871cm">
          <text:p/>
        </draw:line>
        <draw:line draw:name="Line 37" draw:style-name="Mgr7" draw:text-style-name="MP3" draw:layer="layout" svg:x1="20.481cm" svg:y1="8.871cm" svg:x2="23.959cm" svg:y2="13.005cm">
          <text:p/>
        </draw:line>
        <draw:line draw:name="Line 38" draw:style-name="Mgr7" draw:text-style-name="MP3" draw:layer="layout" svg:x1="23.959cm" svg:y1="13.017cm" svg:x2="19.794cm" svg:y2="15.325cm">
          <text:p/>
        </draw:line>
        <draw:custom-shape draw:name="Freeform 39" draw:style-name="Mgr8" draw:text-style-name="MP3" draw:layer="layout" svg:width="4.659cm" svg:height="12.134cm" svg:x="20.221cm" svg:y="0.901cm">
          <text:p/>
          <draw:enhanced-geometry draw:mirror-horizontal="false" draw:mirror-vertical="false" drawooo:sub-view-size="753 1961" draw:text-areas="0 0 ?f6 ?f7" svg:viewBox="0 0 0 0" draw:type="ooxml-non-primitive" draw:enhanced-path="M 604 1961 L 753 1047 0 0 N">
            <draw:equation draw:name="f0" draw:formula="604*logwidth/753"/>
            <draw:equation draw:name="f1" draw:formula="1961*logheight/1961"/>
            <draw:equation draw:name="f2" draw:formula="753*logwidth/753"/>
            <draw:equation draw:name="f3" draw:formula="1047*logheight/1961"/>
            <draw:equation draw:name="f4" draw:formula="0*logwidth/753"/>
            <draw:equation draw:name="f5" draw:formula="0*logheight/1961"/>
            <draw:equation draw:name="f6" draw:formula="logwidth"/>
            <draw:equation draw:name="f7" draw:formula="logheight"/>
          </draw:enhanced-geometry>
        </draw:custom-shape>
        <draw:line draw:name="Line 40" draw:style-name="Mgr7" draw:text-style-name="MP3" draw:layer="layout" svg:x1="20.481cm" svg:y1="8.852cm" svg:x2="24.899cm" svg:y2="7.361cm">
          <text:p/>
        </draw:line>
      </draw:g>
      <draw:g draw:name="Group 20">
        <draw:line draw:name="Line 12" draw:style-name="Mgr11" draw:text-style-name="MP3" draw:layer="layout" svg:x1="24.753cm" svg:y1="0.705cm" svg:x2="24.753cm" svg:y2="1.85cm">
          <text:p/>
        </draw:line>
        <draw:line draw:name="Line 13" draw:style-name="Mgr11" draw:text-style-name="MP3" draw:layer="layout" svg:x1="23.774cm" svg:y1="0.705cm" svg:x2="24.74cm" svg:y2="0.705cm">
          <text:p/>
        </draw:line>
      </draw:g>
      <draw:custom-shape draw:name="Oval 21" draw:style-name="Mgr12" draw:text-style-name="MP3" draw:layer="backgroundobjects" svg:width="0.343cm" svg:height="0.343cm" svg:x="22.701cm" svg:y="0.52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22" draw:text-style-name="MP14" draw:layer="backgroundobjects" svg:width="20.208cm" svg:height="4.082cm" svg:x="1.299cm" svg:y="3.798cm" presentation:class="title" presentation:user-transformed="true">
        <draw:text-box>
          <text:p text:style-name="MP13"><text:span text:style-name="MT10">Click to edit the title text formatClick to edit Master title style</text:span></text:p>
        </draw:text-box>
      </draw:frame>
      <draw:g draw:name="Group 29">
        <draw:line draw:name="Line 25" draw:style-name="Mgr13" draw:text-style-name="MP3" draw:layer="layout" svg:x1="0.707cm" svg:y1="3.751cm" svg:x2="1.893cm" svg:y2="3.751cm">
          <text:p/>
        </draw:line>
        <draw:line draw:name="Line 26" draw:style-name="Mgr13" draw:text-style-name="MP3" draw:layer="layout" svg:x1="1.303cm" svg:y1="3.169cm" svg:x2="1.303cm" svg:y2="4.324cm">
          <text:p/>
        </draw:line>
      </draw:g>
      <draw:line draw:name="Line 17" draw:style-name="Mgr4" draw:text-style-name="MP3" draw:layer="backgroundobjects" svg:x1="1.3cm" svg:y1="10.325cm" svg:x2="1.334cm" svg:y2="17.712cm">
        <text:p/>
      </draw:line>
      <draw:frame presentation:style-name="Thank_20_You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_20_Slide-title" draw:layer="backgroundobjects" svg:width="12.699cm" svg:height="9.524cm" svg:x="3.175cm" svg:y="1.93cm" presentation:class="page"/>
        <draw:frame presentation:style-name="Thank_20_You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SLIDE (no image)</dc:title>
    <meta:editing-cycles>3</meta:editing-cycles>
    <meta:creation-date>2015-06-15T16:11:15.525103159</meta:creation-date>
    <dc:date>2015-06-15T16:27:02.448722653</dc:date>
    <meta:editing-duration>PT1M20S</meta:editing-duration>
    <meta:generator>LibreOffice/4.2.8.2$Linux_X86_64 LibreOffice_project/420m0$Build-2</meta:generator>
    <meta:document-statistic meta:object-count="213"/>
    <meta:user-defined meta:name="AppVersion">12.0000</meta:user-defined>
    <meta:user-defined meta:name="Company">CSIRO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